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LayoutServlet.fillContext( Context ctx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elocityLayoutServlet.mergeTemplate( Template template , Context contex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VelocityLayoutServlet.error( HttpServletRequest request , HttpServletResponse response , Throwable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elocityLayoutServlet.init( Servlet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